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settings.xml" manifest:media-type="text/xml"/>
  <manifest:file-entry manifest:full-path="ObjectReplacements/Object 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office:font-face-decls>
  <office:automatic-styles>
    <style:style style:name="P1" style:family="paragraph" style:parent-style-name="Standard">
      <style:text-properties officeooo:paragraph-rsid="000dc515"/>
    </style:style>
    <style:style style:name="P2" style:family="paragraph" style:parent-style-name="Standard">
      <style:text-properties officeooo:paragraph-rsid="001edde6"/>
    </style:style>
    <style:style style:name="P3" style:family="paragraph" style:parent-style-name="Standard">
      <style:text-properties officeooo:paragraph-rsid="00205c47"/>
    </style:style>
    <style:style style:name="P4" style:family="paragraph" style:parent-style-name="Standard">
      <style:text-properties officeooo:paragraph-rsid="000dc515"/>
    </style:style>
    <style:style style:name="T1" style:family="text">
      <style:text-properties officeooo:rsid="000b195b"/>
    </style:style>
    <style:style style:name="T2" style:family="text">
      <style:text-properties officeooo:rsid="000c8672"/>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draw:visible-area-top="0cm" draw:visible-area-width="9.999cm" draw:visible-area-height="9.999cm"/>
    </style:style>
    <style:style style:name="fr5" style:family="graphic" style:parent-style-name="Formula">
      <style:graphic-properties style:vertical-pos="from-top" draw:ole-draw-aspect="1"/>
    </style:style>
    <style:style style:name="gr1" style:family="graphic">
      <style:graphic-properties style:run-through="background"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2" draw:name="オブジェクト31" text:anchor-type="paragraph" svg:width="14.101cm" svg:height="9.999cm" draw:z-index="33"><draw:object xlink:href="../../ダウンロード/計算論的神経科学.pdf" xlink:type="simple" xlink:show="embed" xlink:actuate="onLoad"/><draw:image xlink:href="./ObjectReplacements/Object 31" xlink:type="simple" xlink:show="embed" xlink:actuate="onLoad"/></draw:frame><draw:frame draw:style-name="fr5" draw:name="オブジェクト30" text:anchor-type="as-char" svg:y="0cm" svg:width="5.001cm" svg:height="5.001cm" draw:z-index="32"><draw:object xlink:href="../../ダウンロード/g1gc-impl-book-master.zip" xlink:type="simple" xlink:show="embed" xlink:actuate="onLoad"/><draw:image xlink:href="./ObjectReplacements/Object 30" xlink:type="simple" xlink:show="embed" xlink:actuate="onLoad"/></draw:frame><draw:frame draw:style-name="fr1" draw:name="オブジェクト27" text:anchor-type="as-char" svg:y="-0.443cm" svg:width="113.097cm" svg:height="0.563cm" draw:z-index="23"><draw:object xlink:href="./Object 27" xlink:type="simple" xlink:show="embed" xlink:actuate="onLoad"/><draw:image xlink:href="./ObjectReplacements/Object 27" xlink:type="simple" xlink:show="embed" xlink:actuate="onLoad"/></draw:frame><draw:frame draw:style-name="fr1" draw:name="オブジェクト16" text:anchor-type="as-char" svg:y="-0.372cm" svg:width="161.726cm" svg:height="0.423cm" draw:z-index="24"><draw:object xlink:href="./Object 16" xlink:type="simple" xlink:show="embed" xlink:actuate="onLoad"/><draw:image xlink:href="./ObjectReplacements/Object 16" xlink:type="simple" xlink:show="embed" xlink:actuate="onLoad"/></draw:frame></text:p>
      <text:p text:style-name="P1"><draw:frame draw:style-name="fr2" draw:name="オブジェクト13" text:anchor-type="paragraph" svg:width="16.999cm" svg:height="2.995cm" draw:z-index="9"><draw:object xlink:href="../Virtualyzer.wxm" xlink:type="simple" xlink:show="embed" xlink:actuate="onLoad"/><draw:image xlink:href="./ObjectReplacements/Object 1" xlink:type="simple" xlink:show="embed" xlink:actuate="onLoad"/></draw:frame></text:p>
      <text:p text:style-name="P1"><draw:frame draw:style-name="fr2" draw:name="オブジェクト14" text:anchor-type="paragraph" svg:width="14.101cm" svg:height="9.999cm" draw:z-index="10"><draw:object xlink:href="../tak's%20plot2.svg" xlink:type="simple" xlink:show="embed" xlink:actuate="onLoad"/><draw:image xlink:href="./ObjectReplacements/Object 2" xlink:type="simple" xlink:show="embed" xlink:actuate="onLoad"/></draw:frame><draw:frame draw:style-name="fr1" draw:name="オブジェクト15" text:anchor-type="as-char" svg:y="-0.436cm" svg:width="114.893cm" svg:height="0.487cm" draw:z-index="26"><draw:object xlink:href="./Object 15" xlink:type="simple" xlink:show="embed" xlink:actuate="onLoad"/><draw:image xlink:href="./ObjectReplacements/Object 15" xlink:type="simple" xlink:show="embed" xlink:actuate="onLoad"/></draw:frame></text:p>
      <text:p text:style-name="P1"><draw:frame draw:style-name="fr2" draw:name="オブジェクト12" text:anchor-type="paragraph" svg:width="16.999cm" svg:height="2.995cm" draw:z-index="8"><draw:object xlink:href="../Virtualyzer.wxm" xlink:type="simple" xlink:show="embed" xlink:actuate="onLoad"/><draw:image xlink:href="./ObjectReplacements/Object 3" xlink:type="simple" xlink:show="embed" xlink:actuate="onLoad"/></draw:frame><draw:frame draw:style-name="fr1" draw:name="オブジェクト10" text:anchor-type="as-char" svg:y="-0.372cm" svg:width="104.133cm" svg:height="0.423cm" draw:z-index="15"><draw:object xlink:href="./Object 10" xlink:type="simple" xlink:show="embed" xlink:actuate="onLoad"/><draw:image xlink:href="./ObjectReplacements/Object 10" xlink:type="simple" xlink:show="embed" xlink:actuate="onLoad"/></draw:frame><draw:frame draw:style-name="fr1" draw:name="オブジェクト8" text:anchor-type="as-char" svg:y="-0.372cm" svg:width="0.201cm" svg:height="0.423cm" draw:z-index="16"><draw:object xlink:href="./Object 8" xlink:type="simple" xlink:show="embed" xlink:actuate="onLoad"/><draw:image xlink:href="./ObjectReplacements/Object 8" xlink:type="simple" xlink:show="embed" xlink:actuate="onLoad"/></draw:frame></text:p>
      <text:p text:style-name="P3"><draw:frame draw:style-name="fr2" draw:name="オブジェクト4" text:anchor-type="paragraph" svg:width="16.999cm" svg:height="2.995cm" draw:z-index="6"><draw:object xlink:href="../Virtualyzer.wxm" xlink:type="simple" xlink:show="embed" xlink:actuate="onLoad"/><draw:image xlink:href="./ObjectReplacements/Object 4" xlink:type="simple" xlink:show="embed" xlink:actuate="onLoad"/></draw:frame><draw:frame text:anchor-type="paragraph" draw:z-index="2" draw:style-name="gr1" svg:width="5cm" svg:height="5cm" svg:x="3.909cm" svg:y="8.172cm"><draw:plugin xlink:href="../../ダウンロード/VTK-7.0.0.tar.gz" xlink:type="simple" xlink:show="embed" xlink:actuate="onLoad" draw:mime-type="application/vnd.sun.star.media"><draw:param draw:name="Loop" draw:value="false"/><draw:param draw:name="Mute" draw:value="false"/><draw:param draw:name="VolumeDB" draw:value="0"/></draw:plugin></draw:frame><draw:frame text:anchor-type="paragraph" draw:z-index="1" draw:style-name="gr1" svg:width="5cm" svg:height="5cm" svg:x="3.909cm" svg:y="8.172cm"><draw:plugin xlink:href="../../ダウンロード/VTKLargeData-7.0.0.tar.gz" xlink:type="simple" xlink:show="embed" xlink:actuate="onLoad" draw:mime-type="application/vnd.sun.star.media"><draw:param draw:name="Loop" draw:value="false"/><draw:param draw:name="Mute" draw:value="false"/><draw:param draw:name="VolumeDB" draw:value="0"/></draw:plugin></draw:frame><draw:frame text:anchor-type="paragraph" draw:z-index="0" draw:style-name="gr1" svg:width="5cm" svg:height="5cm" svg:x="3.909cm" svg:y="8.172cm"><draw:plugin xlink:href="../../ダウンロード/vtkpython-7.0.0-Linux-64bit.tar.gz" xlink:type="simple" xlink:show="embed" xlink:actuate="onLoad" draw:mime-type="application/vnd.sun.star.media"><draw:param draw:name="Loop" draw:value="false"/><draw:param draw:name="Mute" draw:value="false"/><draw:param draw:name="VolumeDB" draw:value="0"/></draw:plugin></draw:frame><draw:frame draw:style-name="fr1" draw:name="オブジェクト25" text:anchor-type="as-char" svg:y="-0.372cm" svg:width="313.415cm" svg:height="0.423cm" draw:z-index="27"><draw:object xlink:href="./Object 25" xlink:type="simple" xlink:show="embed" xlink:actuate="onLoad"/><draw:image xlink:href="./ObjectReplacements/Object 25" xlink:type="simple" xlink:show="embed" xlink:actuate="onLoad"/></draw:frame></text:p>
      <text:p text:style-name="P3"><draw:frame draw:style-name="fr2" draw:name="オブジェクト23" text:anchor-type="paragraph" svg:width="16.999cm" svg:height="2.995cm" draw:z-index="21"><draw:object xlink:href="../../ダウンロード/nengo-2.1.0.tar.gz" xlink:type="simple" xlink:show="embed" xlink:actuate="onLoad"/><draw:image xlink:href="./ObjectReplacements/Object 6" xlink:type="simple" xlink:show="embed" xlink:actuate="onLoad"/></draw:frame><text:a xlink:type="simple" xlink:href="http://www.google.co.jp/" office:target-frame-name="_blank" xlink:show="new"/></text:p>
      <text:p text:style-name="P3"><draw:frame draw:style-name="fr3" draw:name="オブジェクト24" text:anchor-type="paragraph" svg:width="16.999cm" svg:height="2.995cm" draw:z-index="22"><draw:object xlink:href="../../ダウンロード/simcx-1.0.0b18.tar.gz" xlink:type="simple" xlink:show="embed" xlink:actuate="onLoad"/><draw:image xlink:href="./ObjectReplacements/Object 7" xlink:type="simple" xlink:show="embed" xlink:actuate="onLoad"/></draw:frame><text:a xlink:type="simple" xlink:href="http://www.google.co.jp/" office:target-frame-name="_blank" xlink:show="new"><text:span text:style-name="T2">htt</text:span></text:a><text:span text:style-name="T2"><draw:frame draw:style-name="fr1" draw:name="オブジェクト11" text:anchor-type="as-char" svg:y="-0.372cm" svg:width="262.521cm" svg:height="0.423cm" draw:z-index="28"><draw:object xlink:href="./Object 11" xlink:type="simple" xlink:show="embed" xlink:actuate="onLoad"/><draw:image xlink:href="./ObjectReplacements/Object 11" xlink:type="simple" xlink:show="embed" xlink:actuate="onLoad"/></draw:frame></text:span></text:p>
      <text:p text:style-name="P3"><draw:frame draw:style-name="fr2" draw:name="オブジェクト22" text:anchor-type="paragraph" svg:width="16.999cm" svg:height="2.995cm" draw:z-index="20"><draw:object xlink:href="../../ダウンロード/pymola-0.1.5.tar.gz" xlink:type="simple" xlink:show="embed" xlink:actuate="onLoad"/><draw:image xlink:href="./ObjectReplacements/Object 12" xlink:type="simple" xlink:show="embed" xlink:actuate="onLoad"/></draw:frame></text:p>
      <text:p text:style-name="P3"><draw:frame draw:style-name="fr2" draw:name="オブジェクト21" text:anchor-type="paragraph" svg:width="16.999cm" svg:height="2.995cm" draw:z-index="19"><draw:object xlink:href="../../ダウンロード/BESST-2.2.4.tar.gz" xlink:type="simple" xlink:show="embed" xlink:actuate="onLoad"/><draw:image xlink:href="./ObjectReplacements/Object 13" xlink:type="simple" xlink:show="embed" xlink:actuate="onLoad"/></draw:frame><text:a xlink:type="simple" xlink:href="http://www.google.co.jp/" office:target-frame-name="_blank" xlink:show="new"><text:span text:style-name="T2">p://w</text:span></text:a><text:span text:style-name="T2"><draw:frame draw:style-name="fr1" draw:name="オブジェクト6" text:anchor-type="as-char" svg:y="0cm" svg:width="5.001cm" svg:height="5.001cm" draw:z-index="17"><draw:object xlink:href="../../ダウンロード/Autoware-master.zip" xlink:type="simple" xlink:show="embed" xlink:actuate="onLoad"/><draw:image xlink:href="./ObjectReplacements/Object 14" xlink:type="simple" xlink:show="embed" xlink:actuate="onLoad"/></draw:frame></text:span><text:a xlink:type="simple" xlink:href="http://www.google.co.jp/" office:target-frame-name="_blank" xlink:show="new"><text:span text:style-name="T2">ww</text:span></text:a><text:span text:style-name="T2"><draw:frame draw:style-name="fr1" draw:name="オブジェクト28" text:anchor-type="as-char" svg:y="0cm" svg:width="5.001cm" svg:height="5.001cm" draw:z-index="29"><draw:object xlink:href="../../ダウンロード/scapy-master.zip" xlink:type="simple" xlink:show="embed" xlink:actuate="onLoad"/><draw:image xlink:href="./ObjectReplacements/Object 17" xlink:type="simple" xlink:show="embed" xlink:actuate="onLoad"/></draw:frame></text:span><text:a xlink:type="simple" xlink:href="http://www.google.co.jp/" office:target-frame-name="_blank" xlink:show="new"><text:span text:style-name="T2">.</text:span></text:a></text:p>
      <text:p text:style-name="P2"><draw:frame draw:style-name="fr3" draw:name="オブジェクト20" text:anchor-type="paragraph" svg:width="16.999cm" svg:height="2.995cm" draw:z-index="14"><draw:object xlink:href="../../ダウンロード/InsightToolkit-4.9.1.tar.gz" xlink:type="simple" xlink:show="embed" xlink:actuate="onLoad"/><draw:image xlink:href="./ObjectReplacements/Object 18" xlink:type="simple" xlink:show="embed" xlink:actuate="onLoad"/></draw:frame></text:p>
      <text:p text:style-name="P2"><draw:frame draw:style-name="fr3" draw:name="オブジェクト19" text:anchor-type="paragraph" svg:width="16.999cm" svg:height="2.995cm" draw:z-index="13"><draw:object xlink:href="../../ダウンロード/Brian2-2.0rc2.tar.gz" xlink:type="simple" xlink:show="embed" xlink:actuate="onLoad"/><draw:image xlink:href="./ObjectReplacements/Object 19" xlink:type="simple" xlink:show="embed" xlink:actuate="onLoad"/></draw:frame></text:p>
      <text:p text:style-name="P2"><draw:frame draw:style-name="fr3" draw:name="オブジェクト18" text:anchor-type="paragraph" svg:width="16.999cm" svg:height="2.995cm" draw:z-index="12"><draw:object xlink:href="../../ダウンロード/Pyomo-4.3.11388.tar.gz" xlink:type="simple" xlink:show="embed" xlink:actuate="onLoad"/><draw:image xlink:href="./ObjectReplacements/Object 20" xlink:type="simple" xlink:show="embed" xlink:actuate="onLoad"/></draw:frame></text:p>
      <text:p text:style-name="P2"><draw:frame draw:style-name="fr3" draw:name="オブジェクト17" text:anchor-type="paragraph" svg:width="16.999cm" svg:height="2.995cm" draw:z-index="11"><draw:object xlink:href="../../ダウンロード/pypet-0.3.0.tar.gz" xlink:type="simple" xlink:show="embed" xlink:actuate="onLoad"/><draw:image xlink:href="./ObjectReplacements/Object 21" xlink:type="simple" xlink:show="embed" xlink:actuate="onLoad"/></draw:frame><text:a xlink:type="simple" xlink:href="http://www.google.co.jp/" office:target-frame-name="_blank" xlink:show="new"><text:span text:style-name="T2">g</text:span></text:a><text:span text:style-name="T2"><draw:frame draw:style-name="fr1" draw:name="オブジェクト29" text:anchor-type="as-char" svg:y="-0.372cm" svg:width="161.932cm" svg:height="0.423cm" draw:z-index="30"><draw:object xlink:href="./Object 29" xlink:type="simple" xlink:show="embed" xlink:actuate="onLoad"/><draw:image xlink:href="./ObjectReplacements/Object 29" xlink:type="simple" xlink:show="embed" xlink:actuate="onLoad"/></draw:frame></text:span><text:a xlink:type="simple" xlink:href="http://www.google.co.jp/" office:target-frame-name="_blank" xlink:show="new"><text:span text:style-name="T2">o</text:span></text:a><text:span text:style-name="T2"><draw:frame draw:style-name="fr1" draw:name="オブジェクト26" text:anchor-type="as-char" svg:y="-0.372cm" svg:width="302.285cm" svg:height="0.423cm" draw:z-index="31"><draw:object xlink:href="./Object 26" xlink:type="simple" xlink:show="embed" xlink:actuate="onLoad"/><draw:image xlink:href="./ObjectReplacements/Object 26" xlink:type="simple" xlink:show="embed" xlink:actuate="onLoad"/></draw:frame></text:span><text:a xlink:type="simple" xlink:href="http://www.google.co.jp/" office:target-frame-name="_blank" xlink:show="new"><text:span text:style-name="T2">o</text:span></text:a><text:span text:style-name="T2"><draw:frame draw:style-name="fr1" draw:name="オブジェクト7" text:anchor-type="as-char" svg:y="0cm" svg:width="5.001cm" svg:height="5.001cm" draw:z-index="25"><draw:object xlink:href="../../ダウンロード/hatohol-master.zip" xlink:type="simple" xlink:show="embed" xlink:actuate="onLoad"/><draw:image xlink:href="./ObjectReplacements/Object 22" xlink:type="simple" xlink:show="embed" xlink:actuate="onLoad"/></draw:frame></text:span><text:a xlink:type="simple" xlink:href="http://www.youtube.com/embed/root/System%20of%20Wiki.odt" office:target-frame-name="_blank" xlink:show="new"><text:span text:style-name="T2">http://www.youtube.com/embed/root/System of Wiki.odt</text:span></text:a></text:p>
      <text:p text:style-name="P1"><draw:frame draw:style-name="fr3" draw:name="オブジェクト3" text:anchor-type="paragraph" svg:width="9.999cm" svg:height="9.999cm" draw:z-index="5"><draw:plugin xlink:href="../%E3%83%80%E3%82%A6%E3%83%B3%E3%83%AD%E3%83%BC%E3%83%89" xlink:type="simple" xlink:show="embed" xlink:actuate="onLoad"/></draw:frame><text:a xlink:type="simple" xlink:href="http://www.google.co.jp/" office:target-frame-name="_blank" xlink:show="new"><text:span text:style-name="T2">gle.c</text:span></text:a><text:span text:style-name="T2"><draw:frame draw:style-name="fr1" draw:name="オブジェクト9" text:anchor-type="as-char" svg:y="-0.443cm" svg:width="231.537cm" svg:height="0.563cm" draw:z-index="18"><draw:object xlink:href="./Object 9" xlink:type="simple" xlink:show="embed" xlink:actuate="onLoad"/><draw:image xlink:href="./ObjectReplacements/Object 9" xlink:type="simple" xlink:show="embed" xlink:actuate="onLoad"/></draw:frame></text:span><text:a xlink:type="simple" xlink:href="http://www.google.co.jp/" office:target-frame-name="_blank" xlink:show="new"><text:span text:style-name="T2">o.jp/</text:span></text:a></text:p>
      <text:p text:style-name="Standard"><draw:frame draw:style-name="fr3" draw:name="オブジェクト1" text:anchor-type="paragraph" svg:width="9.999cm" svg:height="9.999cm" draw:z-index="3"><draw:plugin xlink:href="/var/run/media/tak/Analyzer" xlink:type="simple" xlink:show="embed" xlink:actuate="onLoad"/></draw:frame></text:p>
      <text:p text:style-name="Standard"><draw:frame draw:style-name="fr3" draw:name="オブジェクト2" text:anchor-type="paragraph" svg:width="9.999cm" svg:height="9.999cm" draw:z-index="4"><draw:plugin xlink:href="../Analyzer" xlink:type="simple" xlink:show="embed" xlink:actuate="onLoad"/></draw:frame><text:a xlink:type="simple" xlink:href="http://github.com/"><text:span text:style-name="T1">http://github.com/</text:span></text:a></text:p>
      <text:p text:style-name="Standard"><text:span text:style-name="T1"><draw:frame draw:style-name="fr1" draw:name="オブジェクト5" text:anchor-type="as-char" svg:y="-0.372cm" svg:width="140.356cm" svg:height="0.423cm" draw:z-index="7"><draw:object xlink:href="./Object 5" xlink:type="simple" xlink:show="embed" xlink:actuate="onLoad"/><draw:image xlink:href="./ObjectReplacements/Object 5" xlink:type="simple" xlink:show="embed" xlink:actuate="onLoad"/></draw:frame></text:span><text:a xlink:type="simple" xlink:href="http://www.youtube.com/embed/System%20of%20The%20Universe.odt" office:target-frame-name="_blank" xlink:show="new"><text:span text:style-name="T1">http://www.youtube.com/embed/System of The Universe.odt</text:span></text:a><text:a xlink:type="simple" xlink:href="http://www.youtube.com/embed/root/System%20of%20Wiki.odt" office:target-frame-name="_blank" xlink:show="new"><text:span text:style-name="T1">http://www.youtube.com/embed/root/System of Wiki.od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 Pゴシック" style:font-size-asian="10.5pt" style:language-asian="ja" style:country-asian="JP"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 Pゴシック"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IPA Pゴシック" style:font-family-asian="'IPA Pゴシック'"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08:58:06.307867752</meta:creation-date>
    <dc:date>2016-05-21T18:44:20.632002889</dc:date>
    <meta:editing-duration>PT2H10M46S</meta:editing-duration>
    <meta:editing-cycles>20</meta:editing-cycles>
    <meta:generator>LibreOffice/4.1.6.2$Linux_x86 LibreOffice_project/410m0$Build-2</meta:generator>
    <meta:document-statistic meta:table-count="0" meta:image-count="0" meta:object-count="31" meta:page-count="1" meta:paragraph-count="10" meta:word-count="13" meta:character-count="201" meta:non-whitespace-character-count="194"/>
  </office:meta>
</office:document-meta>
</file>

<file path=Object 10/content.xml><?xml version="1.0" encoding="utf-8"?>
<math xmlns="http://www.w3.org/1998/Math/MathML">
  <semantics>
    <mrow>
      <mi mathvariant="italic">さっきのタイムマシーンの創造のコマンド入力</mi>
      <mi>＝</mi>
      <mi mathvariant="italic">完全アンインストールした後のもうひとつ実行不可欠なことがある</mi>
      <mi>＝</mi>
      <mi mathvariant="italic">その対象を完全アンインストールした光量子の束の重力化をこのパラメーター内のｎに２とー２を入力してテイラー展開の実行をしなければならない</mi>
      <mi>＝</mi>
      <mi mathvariant="italic">要するにこれが２だと完全インストールになり実体化して</mi>
      <mi>−</mi>
      <mi mathvariant="italic">２だと完全アンインストールになる</mi>
      <mi>＝</mi>
      <mi mathvariant="italic">それと同時にｎが</mi>
      <mi>−</mi>
      <mi mathvariant="italic">２を米国で行うと</mi>
      <mi>（</mi>
      <mi mathvariant="italic">日本から見て</mi>
      <mi>）</mi>
      <mi mathvariant="italic">ミラー効果で完全インストールになる</mi>
      <mi>＝</mi>
      <mi mathvariant="italic">自作OSのFreederはさっきのコマンド入力と上記も考慮してタイムマシーンを創造するコマンドを実行する</mi>
      <mi>＝</mi>
      <mi mathvariant="italic">このコマンドをホストがFreederに打つ</mi>
    </mrow>
    <annotation encoding="StarMath 5.0">さっきのタイムマシーンの創造のコマンド入力＝完全アンインストールした後のもうひとつ実行不可欠なことがある＝その対象を完全アンインストールした光量子の束の重力化をこのパラメーター内のｎに２とー２を入力してテイラー展開の実行をしなければならない＝要するにこれが２だと完全インストールになり実体化して−２だと完全アンインストールになる＝それと同時にｎが−２を米国で行うと（日本から見て）ミラー効果で完全インストールになる＝自作OSのFreederはさっきのコマンド入力と上記も考慮してタイムマシーンを創造するコマンドを実行する＝このコマンドをホストがFreederに打つ</annotation>
  </semantics>
</math>
</file>

<file path=Object 11/content.xml><?xml version="1.0" encoding="utf-8"?>
<math xmlns="http://www.w3.org/1998/Math/MathML">
  <semantics>
    <mrow>
      <mi mathvariant="italic">制御量式演算拡張法実行による</mi>
      <mi>（</mi>
      <mi mathvariant="italic">ヒトの誕生から成長して行くので</mi>
      <mi>）</mi>
      <mrow>
        <mi mathvariant="italic">未ダウンロード状態の炭素原子とダウンロード状態の炭素原子に電圧を加え１０</mi>
        <mo stretchy="false">/</mo>
        <mi mathvariant="italic">３Ω</mi>
      </mrow>
      <mi>（</mi>
      <mi mathvariant="italic">Emacs</mi>
      <mi>）</mi>
      <mrow>
        <mi mathvariant="italic">の電気抵抗値を与え３</mi>
        <mo stretchy="false">/</mo>
        <mi mathvariant="italic">１０Ω化して</mi>
      </mrow>
      <mi>（</mi>
      <mi mathvariant="italic">自動調節機構</mi>
      <mi>）</mi>
      <mi mathvariant="italic">電力降下して電力供給して四面ブートして</mi>
      <mi>（</mi>
      <mi mathvariant="italic">コンピューター内の</mi>
      <mi>）</mi>
      <mi mathvariant="italic">になりこのコンピューター内でこの炭素原子２つの生成</mi>
      <mi>、</mi>
      <mi mathvariant="italic">結合</mi>
      <mi>、</mi>
      <mi mathvariant="italic">インストールをしてやり増幅して</mi>
      <mi>（</mi>
      <mrow>
        <mn>１０</mn>
        <mo stretchy="false">/</mo>
        <mi mathvariant="italic">３Ω化のEmacs効果</mi>
      </mrow>
      <mi>）</mi>
      <mi mathvariant="italic">増幅して</mi>
      <mi>、</mi>
      <mi mathvariant="italic">元２つの炭素体が結合</mi>
      <mi>、</mi>
      <mi mathvariant="italic">分化を繰り返して</mi>
      <mi>（</mi>
      <mi mathvariant="italic">この原理は生成される炭素体も元は正極の電子価の粒子と電子でコンピューター内に一列に並べて未ダウンロード状態の炭素原子が６つの電子価を持ち原子核も正極の電子価６個を持たせて</mi>
      <mi>（</mi>
      <mi mathvariant="italic">６個の陽電子</mi>
      <mi>）</mi>
      <mi mathvariant="italic">これ全体を結合させて常温にさらすと一つの未ダウンロード状態の炭素原子を生成可能になる</mi>
      <mi>＝</mi>
      <mi mathvariant="italic">ダウンロード状態の炭素原子がこの原子核内のクオークの正極の換算をして</mi>
      <mtext>(1/3)*e*2+(2/3)*e+(2/3)*e*2+(1/3)*e=3e</mtext>
      <mi mathvariant="italic">に水素原子でもなることから炭素原子番号６から</mi>
      <mtext>3e*6=18e</mtext>
      <mi mathvariant="italic">になり未ダウンロード状態の炭素原子の電子価６</mi>
      <mi>＊</mi>
      <mi mathvariant="italic">電気素量とこのダウンロード状態の電子価１８</mi>
      <mi>＊</mi>
      <mi mathvariant="italic">電気素量と合わせて２４</mi>
      <mi>＊</mi>
      <mi mathvariant="italic">電気素量になる</mi>
      <mi>＝</mi>
      <mrow>
        <mi mathvariant="italic">この２つの炭素原子をコンピューター内で生成して結合させて電圧を加えて１０</mi>
        <mo stretchy="false">/</mo>
        <mi mathvariant="italic">３Ωの電気抵抗値を</mi>
      </mrow>
      <mi>（</mi>
      <mi mathvariant="italic">Emacs</mi>
      <mi>）</mi>
      <mi mathvariant="italic">加えてこれがトリガーになり電力降下させて電力供給してこの炭素を一つの結合体に出来てこれを十分に結合させた後に常温にさらしたら出来るものが受精卵になる</mi>
      <mi>＝</mi>
      <mi mathvariant="italic">上記の全てを考慮して自作OSのFreederは既存の善人皆一人ひとり時には双子も創造する実行コマンドをここでFreederにホストが打つ</mi>
    </mrow>
    <annotation encoding="StarMath 5.0">制御量式演算拡張法実行による（ヒトの誕生から成長して行くので）未ダウンロード状態の炭素原子とダウンロード状態の炭素原子に電圧を加え１０/３Ω（Emacs）の電気抵抗値を与え３/１０Ω化して（自動調節機構）電力降下して電力供給して四面ブートして（コンピューター内の）になりこのコンピューター内でこの炭素原子２つの生成、結合、インストールをしてやり増幅して（１０/３Ω化のEmacs効果）増幅して、元２つの炭素体が結合、分化を繰り返して（この原理は生成される炭素体も元は正極の電子価の粒子と電子でコンピューター内に一列に並べて未ダウンロード状態の炭素原子が６つの電子価を持ち原子核も正極の電子価６個を持たせて（６個の陽電子）これ全体を結合させて常温にさらすと一つの未ダウンロード状態の炭素原子を生成可能になる＝ダウンロード状態の炭素原子がこの原子核内のクオークの正極の換算をして"(1/3)*e*2+(2/3)*e+(2/3)*e*2+(1/3)*e=3e"に水素原子でもなることから炭素原子番号６から"3e*6=18e"になり未ダウンロード状態の炭素原子の電子価６＊電気素量とこのダウンロード状態の電子価１８＊電気素量と合わせて２４＊電気素量になる＝この２つの炭素原子をコンピューター内で生成して結合させて電圧を加えて１０/３Ωの電気抵抗値を（Emacs）加えてこれがトリガーになり電力降下させて電力供給してこの炭素を一つの結合体に出来てこれを十分に結合させた後に常温にさらしたら出来るものが受精卵になる＝上記の全てを考慮して自作OSのFreederは既存の善人皆一人ひとり時には双子も創造する実行コマンドをここでFreederにホストが打つ</annotation>
  </semantics>
</math>
</file>

<file path=Object 15/content.xml><?xml version="1.0" encoding="utf-8"?>
<math xmlns="http://www.w3.org/1998/Math/MathML">
  <semantics>
    <mrow>
      <mrow>
        <mrow>
          <mi mathvariant="italic">２つのX</mi>
          <mo stretchy="false">−</mo>
          <mi mathvariant="italic">Window</mi>
        </mrow>
        <mo stretchy="false">−</mo>
        <mi mathvariant="italic">Systemとシェルスクリプトと端末の関係性</mi>
      </mrow>
      <mi>＝</mi>
      <mi mathvariant="italic">大きい負荷が生じた</mi>
      <mi>＝</mi>
      <mi mathvariant="italic">コンパイラが原因かと思った</mi>
      <mi>＝</mi>
      <mi mathvariant="italic">ビルドの最中のことで</mi>
      <mi>＝</mi>
      <mi mathvariant="italic">シェルスクリプトと２つの端末も完了化を生じてしまった</mi>
      <mi>＝</mi>
      <mi mathvariant="italic">この本当の原因は０の定義にありコンピューティングの再更新を重ね０の定義も再更新になり</mi>
      <mi>、</mi>
      <msup>
        <mi mathvariant="italic">コンピューターの０と１の本来の定義ALL</mi>
        <mrow>
          <mo stretchy="false">−</mo>
          <mn>1</mn>
        </mrow>
      </msup>
      <mi>（</mi>
      <mn>０</mn>
      <mi>）</mi>
      <mi mathvariant="italic">とALL</mi>
      <mi>（</mi>
      <mn>１</mn>
      <mi>）</mi>
      <mi mathvariant="italic">が崩れたから</mi>
      <mi>＝</mi>
      <mi mathvariant="italic">総宇宙の新定義が生まれて０は</mi>
      <mi>”</mi>
      <mi>（</mi>
      <mn>１</mn>
      <mi>．</mi>
      <mn>５</mn>
      <mi>＊</mi>
      <mn>１０</mn>
      <mi>＾</mi>
      <mn>８</mn>
      <mi>＋</mi>
      <mn>２</mn>
      <mi>）</mi>
      <mi>＾</mi>
      <mi mathvariant="italic">ー２</mi>
      <mi>”</mi>
      <mi mathvariant="italic">になり</mi>
      <mi>、</mi>
      <mi mathvariant="italic">仮想１から限りなく１０</mi>
      <mi>＾</mi>
      <mi mathvariant="italic">ー３４に近付けた数量でもある</mi>
      <mi>＝</mi>
      <mi mathvariant="italic">仮想０から限りなく１０</mi>
      <mi>＾</mi>
      <mi mathvariant="italic">ー３４に近付けた数量は</mi>
      <mi>”</mi>
      <mn>１</mn>
      <mi>＝</mi>
      <mn>１０</mn>
      <mi>＾</mi>
      <mrow>
        <mn>３４</mn>
        <mo stretchy="false">/</mo>
        <mn>０</mn>
      </mrow>
      <mi>．</mi>
      <mi mathvariant="italic">５秒</mi>
      <mi>＊</mi>
      <mn>１０</mn>
      <mi>＾</mi>
      <mi mathvariant="italic">ー３４</mi>
      <mi>＊</mi>
      <mn>０</mn>
      <mi>．</mi>
      <mi mathvariant="italic">５秒</mi>
      <mi>＝</mi>
      <mn>１</mn>
      <mi>＝</mi>
      <mi>（</mi>
      <mn>１０</mn>
      <mi>＾</mi>
      <mrow>
        <mn>３４</mn>
        <mo stretchy="false">/</mo>
        <mn>０</mn>
      </mrow>
      <mi>．</mi>
      <mi mathvariant="italic">５秒</mi>
      <mrow>
        <mi>）</mi>
        <mo stretchy="false">/</mo>
        <mi>（</mi>
      </mrow>
      <mn>１０</mn>
      <mi>＾</mi>
      <mi mathvariant="italic">ー３４</mi>
      <mi>＊</mi>
      <mn>０</mn>
      <mi>．</mi>
      <mi mathvariant="italic">５秒</mi>
      <mi>）</mi>
      <mi>＝</mi>
      <mn>１</mn>
      <mi>”</mi>
      <mi mathvariant="italic">でもある</mi>
    </mrow>
    <annotation encoding="StarMath 5.0">２つのX-Window-Systemとシェルスクリプトと端末の関係性＝大きい負荷が生じた＝コンパイラが原因かと思った＝ビルドの最中のことで＝シェルスクリプトと２つの端末も完了化を生じてしまった＝この本当の原因は０の定義にありコンピューティングの再更新を重ね０の定義も再更新になり、コンピューターの０と１の本来の定義ALL^-1（０）とALL（１）が崩れたから＝総宇宙の新定義が生まれて０は”（１．５＊１０＾８＋２）＾ー２”になり、仮想１から限りなく１０＾ー３４に近付けた数量でもある＝仮想０から限りなく１０＾ー３４に近付けた数量は”１＝１０＾３４/０．５秒＊１０＾ー３４＊０．５秒＝１＝（１０＾３４/０．５秒
）/（１０＾ー３４＊０．５秒）＝１”でもある</annotation>
  </semantics>
</math>
</file>

<file path=Object 16/content.xml><?xml version="1.0" encoding="utf-8"?>
<math xmlns="http://www.w3.org/1998/Math/MathML">
  <semantics>
    <mrow>
      <mi mathvariant="italic">タイムトラベルのさせ方</mi>
      <mi>＝</mi>
      <mi mathvariant="italic">閾値の転送率を帯びて</mi>
      <mi>（</mi>
      <mi mathvariant="italic">身体全体に</mi>
      <mi>）</mi>
      <mi mathvariant="italic">十分にこの未だ</mi>
      <mi>”</mi>
      <mi mathvariant="italic">実体化していない転送率</mi>
      <mi>”</mi>
      <mi mathvariant="italic">で巻いたら</mi>
      <mi>（</mi>
      <mi mathvariant="italic">励起したら</mi>
      <mi>）</mi>
      <mi mathvariant="italic">もうコンピューター</mi>
      <mi>（</mi>
      <mi mathvariant="italic">Freeder</mi>
      <mi>）</mi>
      <mi mathvariant="italic">の閾値演算に掛けてデイラックの超関数の完全アンインストールになり</mi>
      <mtext>1*((i*pi)^-1/(i*pi)^-1)^1*((e)/(e))＝この閾値のクロック周波数３Ghzがこの自然対数値”（これら全体の動作で０．５秒掛かるが）タイムトラベル開始時に頭の天辺から足先まで徐々に完全アンインストール（テイラー展開率：−２でテイラー展開して完全アンインストール）してタイムトラベル終了時にホストの超関数式（テイラー展開率２でテイラー展開して実体化を図り）足先から頭の天辺まで徐々に出来上がりこの時０．５ｋｇの質量を奪われている可能性があるので身体全体を希硫酸などでデバッグする＝これがタイムトラベル法＝自作OSのFreederは上記の方法を使い許可された人や物を未来や過去へ送り届けるソフトウェアを創作し確立する実行コマンドをここでホストがFreederに打つ</mtext>
    </mrow>
    <annotation encoding="StarMath 5.0">タイムトラベルのさせ方＝閾値の転送率を帯びて（身体全体に）十分にこの未だ”実体化していない転送率”で巻いたら（励起したら）もうコンピューター（Freeder）の閾値演算に掛けてデイラックの超関数の完全アンインストールになり"1*((i*pi)^-1/(i*pi)^-1)^1*((e)/(e))＝この閾値のクロック周波数３Ghzがこの自然対数値”（これら全体の動作で０．５秒掛かるが）タイムトラベル開始時に頭の天辺から足先まで徐々に完全アンインストール（テイラー展開率：−２でテイラー展開して完全アンインストール）してタイムトラベル終了時にホストの超関数式（テイラー展開率２でテイラー展開して実体化を図り）足先から頭の天辺まで徐々に出来上がりこの時０．５ｋｇの質量を奪われている可能性があるので身体全体を希硫酸などでデバッグする＝これがタイムトラベル法＝自作OSのFreederは上記の方法を使い許可された人や物を未来や過去へ送り届けるソフトウェアを創作し確立する実行コマンドをここでホストがFreederに打つ</annotation>
  </semantics>
</math>
</file>

<file path=Object 25/content.xml><?xml version="1.0" encoding="utf-8"?>
<math xmlns="http://www.w3.org/1998/Math/MathML">
  <semantics>
    <mrow>
      <mi mathvariant="italic">もう一つの０の定義</mi>
      <mi>（</mi>
      <mi mathvariant="italic">これで最後の</mi>
      <mi>）</mi>
      <mi>＝</mi>
      <mi mathvariant="italic">あらゆる数量は１０</mi>
      <mi>＾</mi>
      <mi mathvariant="italic">ー３４以上１０</mi>
      <mi>＾</mi>
      <mi mathvariant="italic">３４以下の中に存在する</mi>
      <mi>＝</mi>
      <mi mathvariant="italic">この範疇を超えるもしくは下回るあらゆるものは考慮に値しない０と等価になる</mi>
      <mi>（</mi>
      <mi mathvariant="italic">数量と呼ばれる価値にも満たない</mi>
      <mi>）</mi>
      <mi>＝</mi>
      <mi mathvariant="italic">ただし展開上書き回数を出力する際に</mi>
      <mi>”</mi>
      <mi>（</mi>
      <mn>１０</mn>
      <mi>＾</mi>
      <mrow>
        <mn>３４</mn>
        <mo stretchy="false">/</mo>
        <mn>０</mn>
      </mrow>
      <mi>．</mi>
      <mi mathvariant="italic">５秒</mi>
      <mrow>
        <mi>）</mi>
        <mo stretchy="false">/</mo>
        <mi>（</mi>
      </mrow>
      <mn>１</mn>
      <mi>．</mi>
      <mn>５</mn>
      <mi>＊</mi>
      <mn>１０</mn>
      <mi>＾</mi>
      <mn>８</mn>
      <mi>＋</mi>
      <mn>２</mn>
      <mi>）</mi>
      <mi>＝</mi>
      <mi>ｎ</mi>
      <mi>（</mi>
      <mi mathvariant="italic">展開上書き回数</mi>
      <mi>）</mi>
      <mi>＝</mi>
      <mi mathvariant="italic">閾値演算は自作OSのFreederが善人皆とコンピューター全てに動画再生</mi>
      <mi>、</mi>
      <mi mathvariant="italic">検索飛躍</mi>
      <mi>、</mi>
      <mi mathvariant="italic">解析飛躍</mi>
      <mi>、</mi>
      <mi mathvariant="italic">シミュレーション結果出力飛躍</mi>
      <mi>、</mi>
      <mi mathvariant="italic">タイムワープ</mi>
      <mi>、</mi>
      <mi mathvariant="italic">演算飛躍</mi>
      <mi>、</mi>
      <mi mathvariant="italic">我々善人皆一人ひとりの朝の起床時のブートローダーの接続</mi>
      <mi>、</mi>
      <mi mathvariant="italic">自動調節機構などの際にログインして実行している</mi>
      <mi>＝</mi>
      <mi mathvariant="italic">ここでの展開上書き回数ｎはヒトのIQでは</mi>
      <mi>”</mi>
      <mi>（</mi>
      <mn>１</mn>
      <mi>．</mi>
      <mn>５</mn>
      <mi>＊</mi>
      <mn>１０</mn>
      <mi>＾</mi>
      <mn>８</mn>
      <mi>＋</mi>
      <mn>２</mn>
      <mi>）</mi>
      <mi>＝</mi>
      <mi mathvariant="italic">６５ポイント</mi>
      <mi>”</mi>
      <mi mathvariant="italic">に値してIQの前後を接続している</mi>
      <mi>＝</mi>
      <mi mathvariant="italic">この原理を使い</mi>
      <mi>、</mi>
      <mi>”</mi>
      <mi mathvariant="italic">仮想第二の自我</mi>
      <mi>”</mi>
      <mi mathvariant="italic">に目覚めたと同時に上記の善人皆と全てのコンピューターのIQ</mi>
      <mi>（</mi>
      <mi mathvariant="italic">演算処理能力</mi>
      <mi>）</mi>
      <mi mathvariant="italic">のヒトのIQで言えば６５ポイント</mi>
      <mi>（</mi>
      <mn>３２</mn>
      <mi>．</mi>
      <mi mathvariant="italic">５秒</mi>
      <mi>）</mi>
      <mi mathvariant="italic">周期の終端付近で前向きな力を掛けてやり</mi>
      <mi>（</mi>
      <mi mathvariant="italic">電力降下させて電力供給させてこの電力に等加速度運動</mi>
      <mi>（</mi>
      <mi mathvariant="italic">等減速度運動</mi>
      <mi>）</mi>
      <mi>で</mi>
      <mi>（</mi>
      <mi>＋</mi>
      <mi>−</mi>
      <mn>２</mn>
      <mi>＾</mi>
      <mn>５</mn>
      <mi>〜</mi>
      <mi>＋</mi>
      <mi>−</mi>
      <mn>２</mn>
      <mi>＾</mi>
      <mn>１０</mn>
      <mi>）</mi>
      <mi mathvariant="italic">倍と</mi>
      <mi>（</mi>
      <mi>＋</mi>
      <mi>−</mi>
      <mn>２</mn>
      <mi>＾</mi>
      <mi mathvariant="italic">ー５</mi>
      <mi>〜</mi>
      <mi>＋</mi>
      <mi>−</mi>
      <mn>２</mn>
      <mi>＾</mi>
      <mi mathvariant="italic">ー１０</mi>
      <mi>）</mi>
      <mi mathvariant="italic">倍を入出力してやりこの力</mi>
      <mi>（</mi>
      <mi mathvariant="italic">IQ</mi>
      <mi>（</mi>
      <mi mathvariant="italic">演算処理能力</mi>
      <mi>）</mi>
      <mi mathvariant="italic">の前後を接続する力</mi>
      <mi>）</mi>
      <mi mathvariant="italic">を倍加</mi>
      <mi>（</mi>
      <mi mathvariant="italic">調節しながら</mi>
      <mi>）</mi>
      <mi mathvariant="italic">してやり展開させながら上書き圧縮させることが可能</mi>
      <mi>＝</mi>
      <mi mathvariant="italic">上記を自作OSのFreederが善人皆一人ひとりの思考回路にログインして実行する無限ループコマンドをここでホストがFreederに打つ</mi>
      <mi>＝</mi>
      <mi mathvariant="italic">この決め手はクロックブート</mi>
      <mi>（</mi>
      <mi mathvariant="italic">ｓｓｈ１</mi>
      <mi>）</mi>
      <mi>の</mi>
      <mi>（</mi>
      <mi mathvariant="italic">仮想</mi>
      <mi>）</mi>
      <mi mathvariant="italic">シェルスクリプトとネットワークブート</mi>
      <mi>（</mi>
      <mi mathvariant="italic">OpenSSH</mi>
      <mi>）</mi>
      <mi>の</mi>
      <mi>（</mi>
      <mi mathvariant="italic">仮想</mi>
      <mi>）</mi>
      <mrow>
        <mrow>
          <mi>X</mi>
          <mo stretchy="false">−</mo>
          <mi mathvariant="italic">Window</mi>
        </mrow>
        <mo stretchy="false">−</mo>
        <mi mathvariant="italic">Systemの全同期の四面ブート</mi>
      </mrow>
      <mi>＝</mi>
      <mi mathvariant="italic">この大元が仮想C100のUSB高速転送ドライブによる</mi>
      <mi>（</mi>
      <mi mathvariant="italic">仮想</mi>
      <mi>）</mi>
      <mi mathvariant="italic">閾値の転送率</mi>
      <mi>＝</mi>
      <mi mathvariant="italic">善人皆一人ひとりのIQを把握してクロックブートとネットワークブートを同期して善人皆一人ひとりのIQの終端付近で上記の方法で接続し続ける無限ループコマンドをここでホストが自作OSのFreederに打つ</mi>
    </mrow>
    <annotation encoding="StarMath 5.0">もう一つの０の定義（これで最後の）＝あらゆる数量は１０＾ー３４以上１０＾３４以下の中に存在する＝この範疇を超えるもしくは下回るあらゆるものは考慮に値しない０と等価になる（数量と呼ばれる価値にも満たない）＝ただし展開上書き回数を出力する際に”（１０＾３４/０．５秒）/（１．５＊１０＾８＋２）＝ｎ（展開上書き回数）＝閾値演算は自作OSのFreederが善人皆とコンピューター全てに動画再生、検索飛躍、解析飛躍、シミュレーション結果出力飛躍、タイムワープ、演算飛躍、我々善人皆一人ひとりの朝の起床時のブートローダーの接続、自動調節機構などの際にログインして実行している＝ここでの展開上書き回数ｎはヒトのIQでは”（１．５＊１０＾８＋２）＝６５ポイント”に値してIQの前後を接続している＝この原理を使い、”仮想第二の自我”に目覚めたと同時に上記の善人皆と全てのコンピューターのIQ（演算処理能力）のヒトのIQで言えば６５ポイント（３２．５秒）周期の終端付近で前向きな力を掛けてやり（電力降下させて電力供給させてこの電力に等加速度運動（等減速度運動）で（＋−２＾５〜＋−２＾１０）倍と（＋−２＾ー５〜＋−２＾ー１０）倍を入出力してやりこの力（IQ（演算処理能力）の前後を接続する力）を倍加（調節しながら）してやり展開させながら上書き圧縮させることが可能＝上記を自作OSのFreederが善人皆一人ひとりの思考回路にログインして実行する無限ループコマンドをここでホストがFreederに打つ＝この決め手はクロックブート（ｓｓｈ１）の（仮想）シェルスクリプトとネットワークブート（OpenSSH）の（仮想）X-Window-Systemの全同期の四面ブート＝この大元が仮想C100のUSB高速転送ドライブによる（仮想）閾値の転送率＝善人皆一人ひとりのIQを把握してクロックブートとネットワークブートを同期して善人皆一人ひとりのIQの終端付近で上記の方法で接続し続ける無限ループコマンドをここでホストが自作OSのFreederに打つ</annotation>
  </semantics>
</math>
</file>

<file path=Object 26/content.xml><?xml version="1.0" encoding="utf-8"?>
<math xmlns="http://www.w3.org/1998/Math/MathML">
  <semantics>
    <mrow>
      <mi mathvariant="italic">非コードRNA</mi>
      <mi>＝</mi>
      <mi mathvariant="italic">元はイントロン</mi>
      <mi>＝</mi>
      <mi mathvariant="italic">ここにどういう将来になるIQや性格や容姿にするかなどを書き込んでおく</mi>
      <mi>＝</mi>
      <mi mathvariant="italic">この非コードRNAも元々はイントロンだが炭素体の半導体的なメモリの性質を持つ部分に重要なコードを書き込みこのコードは電力降下から電力供給してこの電力で作成された圧縮コードでWebサーバーとこのコードを共有して</mi>
      <mi>（</mi>
      <mi mathvariant="italic">修正ー展開</mi>
      <mi>（</mi>
      <mi mathvariant="italic">視覚化</mi>
      <mi>）</mi>
      <mi>）</mi>
      <mi mathvariant="italic">を修正不要になるまで十分に繰り返して究極の万能コーデックが創られる</mi>
      <mi>＝</mi>
      <mi mathvariant="italic">自分のプロジェクトではこのイントロンの半導体的な性質を持つメモリの性質を持つ部分にこのコンピューター上のOSのFreeder内のLibreOfficeのWriterの</mi>
      <mi>”</mi>
      <mi mathvariant="italic">The</mi>
      <mi mathvariant="italic">analitical</mi>
      <mi mathvariant="italic">tool</mi>
      <mi>”</mi>
      <mi mathvariant="italic">内にMathを起動して書き込み</mi>
      <mi>（</mi>
      <mi mathvariant="italic">どういうIQにするか</mi>
      <mi>、</mi>
      <mi mathvariant="italic">性格</mi>
      <mi>、</mi>
      <mi mathvariant="italic">容姿にするか</mi>
      <mi>）</mi>
      <mi mathvariant="italic">をしてもうホスト</mi>
      <mi>（</mi>
      <mi mathvariant="italic">自分</mi>
      <mi>）</mi>
      <mi mathvariant="italic">が入力済みの未ダウンロード状態とダウンロード状態の炭素原子の結合体を創るべく陽電子と電子を並べて</mi>
      <mi>”</mi>
      <mn>２４</mn>
      <mi>＊</mi>
      <mi mathvariant="italic">電気素量</mi>
      <mi>”</mi>
      <mrow>
        <mi mathvariant="italic">になるように創りここも１０</mi>
        <mo stretchy="false">/</mo>
        <mi mathvariant="italic">３Ωの電気抵抗値</mi>
      </mrow>
      <mi>（</mi>
      <mi mathvariant="italic">Emacsで可能でトリガーになる</mi>
      <mi>）</mi>
      <mrow>
        <mi mathvariant="italic">を生成してこれを反転させ３</mi>
        <mo stretchy="false">/</mo>
        <mi mathvariant="italic">１０Ω化させ</mi>
      </mrow>
      <mi>（</mi>
      <mi mathvariant="italic">自動調節機構</mi>
      <mi>）</mi>
      <mi mathvariant="italic">電力降下させ電力供給させ四面ブートを起こしてこの内２つは電子生成可能でもう別の２つは陽電子生成可能だからこの閾値転送率にC100のUSB高速転送ドライブ</mi>
      <mi>（</mi>
      <mi mathvariant="italic">Freeder内の</mi>
      <mi>）</mi>
      <mi mathvariant="italic">を高めてこの条件下で炭素原子２つ</mi>
      <mi>（</mi>
      <mi mathvariant="italic">ダウンロード状態と未ダウンロード状態</mi>
      <mi>）</mi>
      <mi mathvariant="italic">の結合体を創りこのブートで増幅させこの結合体を成長させ生命体を創れこれを十分に成長させた第一段階が受精卵生成になる</mi>
      <mi>＝</mi>
      <mi mathvariant="italic">上記の通りヒト生成にはパラメーターが必要</mi>
      <mi>：</mi>
      <mtext>1*((3Ghz)/(3Ghz))^1*(4096*7.32422*10^-4)^-1/(4096*7.32422*10^-4)^-1=(mc+2 OR mc-0.5)*10^-34*0.5second*the length=10^34/0.5second=(1 OR 1.5*10^8+2) OR (0=(1.5*10^8+2)^-2 OR (1.5*10^8+2)^-1)</mtext>
      <mi>＝</mi>
      <mi mathvariant="italic">これが</mi>
      <mi>（</mi>
      <mi mathvariant="italic">上記</mi>
      <mi>）</mi>
      <mi mathvariant="italic">ヒト生成可能化パラメーター</mi>
      <mi>（</mi>
      <mi mathvariant="italic">デジタルユニバース内で</mi>
      <mi>）</mi>
    </mrow>
    <annotation encoding="StarMath 5.0">非コードRNA＝元はイントロン＝ここにどういう将来になるIQや性格や容姿にするかなどを書き込んでおく＝この非コードRNAも元々はイントロンだが炭素体の半導体的なメモリの性質を持つ部分に重要なコードを書き込みこのコードは電力降下から電力供給してこの電力で作成された圧縮コードでWebサーバーとこのコードを共有して（修正ー展開（視覚化））を修正不要になるまで十分に繰り返して究極の万能コーデックが創られる＝自分のプロジェクトではこのイントロンの半導体的な性質を持つメモリの性質を持つ部分にこのコンピューター上のOSのFreeder内のLibreOfficeのWriterの”The analitical tool”内にMathを起動して書き込み（どういうIQにするか、性格、容姿にするか）をしてもうホスト（自分）が入力済みの未ダウンロード状態とダウンロード状態の炭素原子の結合体を創るべく陽電子と電子を並べて”２４＊電気素量”になるように創りここも１０/３Ωの電気抵抗値（Emacsで可能でトリガーになる）を生成してこれを反転させ３/１０Ω化させ（自動調節機構）電力降下させ電力供給させ四面ブートを起こしてこの内２つは電子生成可能でもう別の２つは陽電子生成可能だからこの閾値転送率にC100のUSB高速転送ドライブ（Freeder内の）を高めてこの条件下で炭素原子２つ（ダウンロード状態と未ダウンロード状態）の結合体を創りこのブートで増幅させこの結合体を成長させ生命体を創れこれを十分に成長させた第一段階が受精卵生成になる＝上記の通りヒト生成にはパラメーターが必要："1*((3Ghz)/(3Ghz))^1*(4096*7.32422*10^-4)^-1/(4096*7.32422*10^-4)^-1=(mc+2 OR mc-0.5)*10^-34*0.5second*the length=10^34/0.5second=(1 OR 1.5*10^8+2) OR (0=(1.5*10^8+2)^-2 OR (1.5*10^8+2)^-1)"＝これが（上記）ヒト生成可能化パラメーター（デジタルユニバース内で）</annotation>
  </semantics>
</math>
</file>

<file path=Object 27/content.xml><?xml version="1.0" encoding="utf-8"?>
<math xmlns="http://www.w3.org/1998/Math/MathML">
  <semantics>
    <mrow>
      <mi mathvariant="italic">The</mi>
      <mi mathvariant="italic">way</mi>
      <mi mathvariant="italic">of</mi>
      <mi mathvariant="italic">getting</mi>
      <mrow>
        <mi mathvariant="italic">time</mi>
        <mo stretchy="false">−</mo>
        <mi mathvariant="italic">traveled</mi>
      </mrow>
      <mi>＝</mi>
      <mrow>
        <mrow>
          <mrow>
            <mrow>
              <mrow>
                <mn>1</mn>
                <mo stretchy="false">∗</mo>
                <mrow>
                  <mo stretchy="false">(</mo>
                  <mrow>
                    <mrow>
                      <mrow>
                        <mrow>
                          <mrow>
                            <mo stretchy="false">(</mo>
                            <mrow>
                              <mrow>
                                <mrow>
                                  <mrow>
                                    <mi mathvariant="italic">mc</mi>
                                    <mo stretchy="false">+</mo>
                                    <mn>2</mn>
                                  </mrow>
                                  <mo stretchy="false">∨</mo>
                                  <mi mathvariant="italic">mc</mi>
                                </mrow>
                                <mo stretchy="false">−</mo>
                                <mn>0.5</mn>
                              </mrow>
                            </mrow>
                            <mo stretchy="false">)</mo>
                          </mrow>
                          <mo stretchy="false">∗</mo>
                          <msup>
                            <mn>10</mn>
                            <mrow>
                              <mo stretchy="false">−</mo>
                              <mn>34</mn>
                            </mrow>
                          </msup>
                        </mrow>
                        <mo stretchy="false">∗</mo>
                        <mn>0.5second</mn>
                      </mrow>
                      <mo stretchy="false">∗</mo>
                      <mi mathvariant="italic">the</mi>
                    </mrow>
                    <mi mathvariant="italic">length</mi>
                    <mrow>
                      <mo stretchy="false">(</mo>
                      <mrow>
                        <mn>1</mn>
                      </mrow>
                      <mo stretchy="false">)</mo>
                    </mrow>
                  </mrow>
                  <mo stretchy="false">)</mo>
                </mrow>
              </mrow>
              <mo stretchy="false">/</mo>
              <mrow>
                <mo stretchy="false">(</mo>
                <mrow>
                  <mrow>
                    <mrow>
                      <mrow>
                        <mrow>
                          <mo stretchy="false">(</mo>
                          <mrow>
                            <mrow>
                              <mrow>
                                <mrow>
                                  <mi mathvariant="italic">mc</mi>
                                  <mo stretchy="false">+</mo>
                                  <mn>2</mn>
                                </mrow>
                                <mo stretchy="false">∨</mo>
                                <mi mathvariant="italic">mc</mi>
                              </mrow>
                              <mo stretchy="false">−</mo>
                              <mn>0.5</mn>
                            </mrow>
                          </mrow>
                          <mo stretchy="false">)</mo>
                        </mrow>
                        <mo stretchy="false">∗</mo>
                        <msup>
                          <mn>10</mn>
                          <mrow>
                            <mo stretchy="false">−</mo>
                            <mn>34</mn>
                          </mrow>
                        </msup>
                      </mrow>
                      <mo stretchy="false">∗</mo>
                      <mn>0.5second</mn>
                    </mrow>
                    <mo stretchy="false">∗</mo>
                    <mi mathvariant="italic">the</mi>
                  </mrow>
                  <mi mathvariant="italic">length</mi>
                  <mrow>
                    <mo stretchy="false">(</mo>
                    <mrow>
                      <mn>1</mn>
                    </mrow>
                    <mo stretchy="false">)</mo>
                  </mrow>
                </mrow>
                <mo stretchy="false">)</mo>
              </mrow>
            </mrow>
            <mo stretchy="false">=</mo>
            <mrow>
              <mrow>
                <mn>1</mn>
                <mo stretchy="false">∗</mo>
                <mrow>
                  <mo stretchy="false">(</mo>
                  <mrow>
                    <mrow>
                      <msup>
                        <mn>10</mn>
                        <mn>34</mn>
                      </msup>
                      <mo stretchy="false">/</mo>
                      <mn>0.5second</mn>
                    </mrow>
                  </mrow>
                  <mo stretchy="false">)</mo>
                </mrow>
              </mrow>
              <mo stretchy="false">/</mo>
              <mrow>
                <mo stretchy="false">(</mo>
                <mrow>
                  <mrow>
                    <msup>
                      <mn>10</mn>
                      <mn>34</mn>
                    </msup>
                    <mo stretchy="false">/</mo>
                    <mn>0.5second</mn>
                  </mrow>
                </mrow>
                <mo stretchy="false">)</mo>
              </mrow>
            </mrow>
          </mrow>
          <mo stretchy="false">=</mo>
          <mrow>
            <mrow>
              <mn>1</mn>
              <mo stretchy="false">∗</mo>
              <msup>
                <mrow>
                  <mo stretchy="false">(</mo>
                  <mrow>
                    <mrow>
                      <msup>
                        <mrow>
                          <mo stretchy="false">(</mo>
                          <mrow>
                            <mrow>
                              <mrow>
                                <mn>4096</mn>
                                <mo stretchy="false">∗</mo>
                                <mn>7.32422</mn>
                              </mrow>
                              <mo stretchy="false">∗</mo>
                              <msup>
                                <mn>10</mn>
                                <mrow>
                                  <mo stretchy="false">−</mo>
                                  <mn>4</mn>
                                </mrow>
                              </msup>
                            </mrow>
                          </mrow>
                          <mo stretchy="false">)</mo>
                        </mrow>
                        <mrow>
                          <mo stretchy="false">−</mo>
                          <mn>1</mn>
                        </mrow>
                      </msup>
                      <mo stretchy="false">/</mo>
                      <msup>
                        <mrow>
                          <mo stretchy="false">(</mo>
                          <mrow>
                            <mrow>
                              <mrow>
                                <mn>4096</mn>
                                <mo stretchy="false">∗</mo>
                                <mn>7.32422</mn>
                              </mrow>
                              <mo stretchy="false">∗</mo>
                              <msup>
                                <mn>10</mn>
                                <mrow>
                                  <mo stretchy="false">−</mo>
                                  <mn>4</mn>
                                </mrow>
                              </msup>
                            </mrow>
                          </mrow>
                          <mo stretchy="false">)</mo>
                        </mrow>
                        <mrow>
                          <mo stretchy="false">−</mo>
                          <mn>1</mn>
                        </mrow>
                      </msup>
                    </mrow>
                  </mrow>
                  <mo stretchy="false">)</mo>
                </mrow>
                <mn>1</mn>
              </msup>
            </mrow>
            <mo stretchy="false">∗</mo>
            <mrow>
              <mo stretchy="false">(</mo>
              <mrow>
                <mrow>
                  <mrow>
                    <mo stretchy="false">(</mo>
                    <mrow>
                      <mn>3Ghz</mn>
                    </mrow>
                    <mo stretchy="false">)</mo>
                  </mrow>
                  <mo stretchy="false">/</mo>
                  <mrow>
                    <mo stretchy="false">(</mo>
                    <mrow>
                      <mn>3Ghz</mn>
                    </mrow>
                    <mo stretchy="false">)</mo>
                  </mrow>
                </mrow>
              </mrow>
              <mo stretchy="false">)</mo>
            </mrow>
          </mrow>
        </mrow>
        <mo stretchy="false">=</mo>
        <mrow>
          <mi>X</mi>
          <mo stretchy="false">+</mo>
          <mrow>
            <mrow>
              <mn>2</mn>
              <mo stretchy="false">∗</mo>
              <msup>
                <mi>X</mi>
                <mrow>
                  <mo stretchy="false">(</mo>
                  <mrow>
                    <mrow>
                      <mi>n</mi>
                      <mo stretchy="false">+</mo>
                      <mn>1</mn>
                    </mrow>
                  </mrow>
                  <mo stretchy="false">)</mo>
                </mrow>
              </msup>
            </mrow>
            <mo stretchy="false">∗</mo>
            <msup>
              <mrow>
                <mo stretchy="false">(</mo>
                <mrow>
                  <mrow>
                    <mi>n</mi>
                    <mo stretchy="false">+</mo>
                    <mn>1</mn>
                  </mrow>
                </mrow>
                <mo stretchy="false">)</mo>
              </mrow>
              <mrow>
                <mo stretchy="false">−</mo>
                <mn>1</mn>
              </mrow>
            </msup>
          </mrow>
        </mrow>
      </mrow>
      <mrow>
        <mrow>
          <mrow>
            <mtext>with the rate of Taylor's expansion:-2</mtext>
            <mo stretchy="false">=</mo>
            <mrow>
              <mo stretchy="false">(</mo>
              <mrow>
                <mi mathvariant="italic">The</mi>
                <mi mathvariant="italic">object</mi>
                <mi mathvariant="italic">is</mi>
                <mi mathvariant="italic">gonna</mi>
                <mi mathvariant="italic">get</mi>
                <mi mathvariant="italic">uninstalled</mi>
                <mi mathvariant="italic">perfectly</mi>
                <mi mathvariant="italic">with</mi>
                <mi mathvariant="italic">this</mi>
                <mrow>
                  <mi mathvariant="italic">super</mi>
                  <mo stretchy="false">−</mo>
                  <mi mathvariant="italic">function</mi>
                </mrow>
              </mrow>
              <mo stretchy="false">)</mo>
            </mrow>
          </mrow>
          <mo stretchy="false">=</mo>
          <mrow>
            <mrow>
              <mrow>
                <mn>1</mn>
                <mo stretchy="false">∗</mo>
                <msup>
                  <mrow>
                    <mo stretchy="false">(</mo>
                    <mrow>
                      <mrow>
                        <mrow>
                          <mo stretchy="false">(</mo>
                          <mrow>
                            <mn>3Ghz</mn>
                          </mrow>
                          <mo stretchy="false">)</mo>
                        </mrow>
                        <mo stretchy="false">/</mo>
                        <mrow>
                          <mo stretchy="false">(</mo>
                          <mrow>
                            <mn>3Ghz</mn>
                          </mrow>
                          <mo stretchy="false">)</mo>
                        </mrow>
                      </mrow>
                    </mrow>
                    <mo stretchy="false">)</mo>
                  </mrow>
                  <mn>1</mn>
                </msup>
              </mrow>
              <mo stretchy="false">∗</mo>
              <msup>
                <mrow>
                  <mo stretchy="false">(</mo>
                  <mrow>
                    <mrow>
                      <mrow>
                        <mn>4096</mn>
                        <mo stretchy="false">∗</mo>
                        <mn>7.32422</mn>
                      </mrow>
                      <mo stretchy="false">∗</mo>
                      <msup>
                        <mn>10</mn>
                        <mrow>
                          <mo stretchy="false">−</mo>
                          <mn>4</mn>
                        </mrow>
                      </msup>
                    </mrow>
                  </mrow>
                  <mo stretchy="false">)</mo>
                </mrow>
                <mrow>
                  <mo stretchy="false">−</mo>
                  <mn>1</mn>
                </mrow>
              </msup>
            </mrow>
            <mo stretchy="false">/</mo>
            <msup>
              <mrow>
                <mo stretchy="false">(</mo>
                <mrow>
                  <mrow>
                    <mrow>
                      <mn>4096</mn>
                      <mo stretchy="false">∗</mo>
                      <mn>7.32422</mn>
                    </mrow>
                    <mo stretchy="false">∗</mo>
                    <msup>
                      <mn>10</mn>
                      <mrow>
                        <mo stretchy="false">−</mo>
                        <mn>4</mn>
                      </mrow>
                    </msup>
                  </mrow>
                </mrow>
                <mo stretchy="false">)</mo>
              </mrow>
              <mrow>
                <mo stretchy="false">−</mo>
                <mn>1</mn>
              </mrow>
            </msup>
          </mrow>
        </mrow>
        <mo stretchy="false">=</mo>
        <mrow>
          <mi>X</mi>
          <mo stretchy="false">+</mo>
          <mrow>
            <mrow>
              <mn>2</mn>
              <mo stretchy="false">∗</mo>
              <msup>
                <mi>X</mi>
                <mrow>
                  <mo stretchy="false">(</mo>
                  <mrow>
                    <mrow>
                      <mi>n</mi>
                      <mo stretchy="false">+</mo>
                      <mn>1</mn>
                    </mrow>
                  </mrow>
                  <mo stretchy="false">)</mo>
                </mrow>
              </msup>
            </mrow>
            <mo stretchy="false">∗</mo>
            <msup>
              <mrow>
                <mo stretchy="false">(</mo>
                <mrow>
                  <mrow>
                    <mi>n</mi>
                    <mo stretchy="false">+</mo>
                    <mn>1</mn>
                  </mrow>
                </mrow>
                <mo stretchy="false">)</mo>
              </mrow>
              <mrow>
                <mo stretchy="false">−</mo>
                <mn>1</mn>
              </mrow>
            </msup>
          </mrow>
        </mrow>
      </mrow>
      <mtext>with the rate of Taylor's expansion:2</mtext>
      <mrow>
        <mo stretchy="false">(</mo>
        <mrow>
          <mi mathvariant="italic">This</mi>
          <mi mathvariant="italic">object</mi>
          <mi mathvariant="italic">will</mi>
          <mi mathvariant="italic">be</mi>
          <mi mathvariant="italic">getting</mi>
          <mi mathvariant="italic">back</mi>
          <mi mathvariant="italic">into</mi>
          <mi mathvariant="italic">the</mi>
          <mi mathvariant="italic">nomal</mi>
          <mi mathvariant="italic">condition</mi>
        </mrow>
        <mo stretchy="false">)</mo>
      </mrow>
    </mrow>
    <annotation encoding="StarMath 5.0">The way of getting time-traveled＝1*((mc+2 or mc-0.5)*10^-34*0.5second*the length(1))/((mc+2 or mc-0.5)*10^-34*0.5second*the length(1))=1*(10^34/0.5second)/(10^34/0.5second)=1*((4096*7.32422*10^-4)^-1/(4096*7.32422*10^-4)^-1)^1*((3Ghz)/(3Ghz))=X+2*X^(n+1)*(n+1)^-1"with the rate of Taylor's expansion:-2"=(The object is gonna get uninstalled perfectly with this super-function)=1*((3Ghz)/(3Ghz))^1*(4096*7.32422*10^-4)^-1/(4096*7.32422*10^-4)^-1=X+2*X^(n+1)*(n+1)^-1"with the rate of Taylor's expansion:2"(This object will be getting back into the nomal condition)
</annotation>
  </semantics>
</math>
</file>

<file path=Object 29/content.xml><?xml version="1.0" encoding="utf-8"?>
<math xmlns="http://www.w3.org/1998/Math/MathML">
  <semantics>
    <mrow>
      <mi mathvariant="italic">次世代のスマートフォン以上に超軽量なカーボンナノチューブ６０を１０</mi>
      <mi>＾</mi>
      <mi mathvariant="italic">９個使い約９０GB相当に出来て創作可能な電話ソフトは入力</mi>
      <mi>（</mi>
      <mi mathvariant="italic">インストール</mi>
      <mi>）</mi>
      <mi mathvariant="italic">可能で実際に電話機能を付ければ通話も可能な超小型スマートフォンの創作に着手したい</mi>
      <mi>＝</mi>
      <mi mathvariant="italic">この中の内蔵OSをインストールしておきワイヤレスで液晶画面をIpad的かスマートフォン的に携帯して使用すれば使用目的も用途に応じて変えられ超軽量化になるので可能性は計り知れない</mi>
      <mi>＝</mi>
      <mi mathvariant="italic">ホストのLibreofficeのWriterの</mi>
      <mi>”</mi>
      <mi mathvariant="italic">The</mi>
      <mi mathvariant="italic">analitical</mi>
      <mi mathvariant="italic">tool</mi>
      <mi>”</mi>
      <mi mathvariant="italic">みたいな軽量で高機能なOSファイルをこのOSとして超小型スマートフォン内にデスクトップ型OSからコピーして展開</mi>
      <mi>（</mi>
      <mi mathvariant="italic">インストール</mi>
      <mi>）</mi>
      <mi mathvariant="italic">させれば使用法は善人皆で模索して行きクラウドを形成して新たな局面を迎えることになるはず</mi>
      <mi>＝</mi>
      <mi mathvariant="italic">現存のスマートフォンは携帯するが基本的にこの超小型スマートフォンは額などに貼り付けておきワイヤレスでリモート操作をして使用することになる</mi>
      <mi>＝</mi>
      <mi mathvariant="italic">これを使用して脳内OSと同期すれば相乗効果が上がる</mi>
    </mrow>
    <annotation encoding="StarMath 5.0">次世代のスマートフォン以上に超軽量なカーボンナノチューブ６０を１０＾９個使い約９０GB相当に出来て創作可能な電話ソフトは入力（インストール）可能で実際に電話機能を付ければ通話も可能な超小型スマートフォンの創作に着手したい＝この中の内蔵OSをインストールしておきワイヤレスで液晶画面をIpad的かスマートフォン的に携帯して使用すれば使用目的も用途に応じて変えられ超軽量化になるので可能性は計り知れない＝ホストのLibreofficeのWriterの”The analitical tool”みたいな軽量で高機能なOSファイルをこのOSとして超小型スマートフォン内にデスクトップ型OSからコピーして展開（インストール）させれば使用法は善人皆で模索して行きクラウドを形成して新たな局面を迎えることになるはず＝現存のスマートフォンは携帯するが基本的にこの超小型スマートフォンは額などに貼り付けておきワイヤレスでリモート操作をして使用することになる＝これを使用して脳内OSと同期すれば相乗効果が上がる</annotation>
  </semantics>
</math>
</file>

<file path=Object 5/content.xml><?xml version="1.0" encoding="utf-8"?>
<math xmlns="http://www.w3.org/1998/Math/MathML">
  <semantics>
    <mrow>
      <mi mathvariant="italic">タイムマシーンのソフトウェア創作</mi>
      <mi>＝</mi>
      <mi mathvariant="italic">これには閾値の転送率を持つFreederのログインが是非必要</mi>
      <mi>＝</mi>
      <mi mathvariant="italic">トリガーは１０</mi>
      <mi>＾</mi>
      <mrow>
        <mi mathvariant="italic">３４クロック回数</mi>
        <mo stretchy="false">/</mo>
        <mn>０</mn>
      </mrow>
      <mi>．</mi>
      <mi mathvariant="italic">５秒の転送率が必要不可欠だから</mi>
      <mi>＝</mi>
      <mi mathvariant="italic">このソフトウェアのタイムトラベルの原理はｗｘMaximaのVirtualyzer.wxmに書き込んでTrueを貰っている</mi>
      <mi>＝</mi>
      <mi mathvariant="italic">デジタルユニバースとアナログユニバースでは使うパラメーター</mi>
      <mi>（</mi>
      <mi mathvariant="italic">超関数とタイムワープ式</mi>
      <mi>）</mi>
      <mi mathvariant="italic">が異なる</mi>
      <mi>＝</mi>
      <mi mathvariant="italic">被タイムトラベル者は遂行時に完全アンインストールにならなければならない</mi>
      <mi>＝</mi>
      <mi mathvariant="italic">どんなタイムトラベルもタイムワープも０</mi>
      <mi>．</mi>
      <mi mathvariant="italic">５秒の実行時間が掛かる被タイムトラベル者は体重がその日完全消費していなければ０</mi>
      <mi>．</mi>
      <mi mathvariant="italic">５ｋｇの体重が完全消費になる</mi>
      <mi>＝</mi>
      <mi mathvariant="italic">このソフトウェアがアプリケーション化することに関しては犯罪に悪用されない</mi>
      <mi>（</mi>
      <mi mathvariant="italic">公共の福祉に反しない</mi>
      <mi>）</mi>
      <mi mathvariant="italic">限り有効かもしれない</mi>
      <mi>＝</mi>
      <mi mathvariant="italic">ホストはこのソフトウェアのソースコードを創った</mi>
    </mrow>
    <annotation encoding="StarMath 5.0">
タイムマシーンのソフトウェア創作＝これには閾値の転送率を持つFreederのログインが是非必要＝トリガーは１０＾３４クロック回数/０．５秒の転送率が必要不可欠だから＝このソフトウェアのタイムトラベルの原理はｗｘMaximaのVirtualyzer.wxmに書き込んでTrueを貰っている＝デジタルユニバースとアナログユニバースでは使うパラメーター（超関数とタイムワープ式）が異なる＝被タイムトラベル者は遂行時に完全アンインストールにならなければならない＝どんなタイムトラベルもタイムワープも０．５秒の実行時間が掛かる被タイムトラベル者は体重がその日完全消費していなければ０．５ｋｇの体重が完全消費になる＝このソフトウェアがアプリケーション化することに関しては犯罪に悪用されない（公共の福祉に反しない）限り有効かもしれない＝ホストはこのソフトウェアのソースコードを創った
</annotation>
  </semantics>
</math>
</file>

<file path=Object 8/content.xml><?xml version="1.0" encoding="utf-8"?>
<math xmlns="http://www.w3.org/1998/Math/MathML">
  <mrow/>
</math>
</file>

<file path=Object 9/content.xml><?xml version="1.0" encoding="utf-8"?>
<math xmlns="http://www.w3.org/1998/Math/MathML">
  <semantics>
    <mrow>
      <mrow>
        <mrow>
          <mrow>
            <mrow>
              <mrow>
                <mrow>
                  <mrow>
                    <mrow>
                      <mrow>
                        <mtext>e^i*pi</mtext>
                        <mo stretchy="false">=</mo>
                        <mrow>
                          <mrow>
                            <mrow>
                              <mn>1</mn>
                              <mo stretchy="false">∗</mo>
                              <msup>
                                <mrow>
                                  <mo stretchy="false">(</mo>
                                  <mrow>
                                    <mrow>
                                      <mrow>
                                        <mo stretchy="false">(</mo>
                                        <mrow>
                                          <mi>e</mi>
                                        </mrow>
                                        <mo stretchy="false">)</mo>
                                      </mrow>
                                      <mo stretchy="false">/</mo>
                                      <mrow>
                                        <mo stretchy="false">(</mo>
                                        <mrow>
                                          <mi>e</mi>
                                        </mrow>
                                        <mo stretchy="false">)</mo>
                                      </mrow>
                                    </mrow>
                                  </mrow>
                                  <mo stretchy="false">)</mo>
                                </mrow>
                                <mn>1</mn>
                              </msup>
                            </mrow>
                            <mo stretchy="false">∗</mo>
                            <mrow>
                              <mo stretchy="false">(</mo>
                              <mrow>
                                <mrow>
                                  <mi>i</mi>
                                  <mo stretchy="false">∗</mo>
                                  <mi mathvariant="italic">pi</mi>
                                </mrow>
                              </mrow>
                              <mo stretchy="false">)</mo>
                            </mrow>
                          </mrow>
                          <mo stretchy="false">/</mo>
                          <mrow>
                            <mo stretchy="false">(</mo>
                            <mrow>
                              <mrow>
                                <mi>i</mi>
                                <mo stretchy="false">∗</mo>
                                <mi mathvariant="italic">pi</mi>
                              </mrow>
                            </mrow>
                            <mo stretchy="false">)</mo>
                          </mrow>
                        </mrow>
                      </mrow>
                      <mo stretchy="false">=</mo>
                      <mrow>
                        <mrow>
                          <mn>1</mn>
                          <mo stretchy="false">∗</mo>
                          <mrow>
                            <mo stretchy="false">(</mo>
                            <mrow>
                              <mrow>
                                <mrow>
                                  <mrow>
                                    <mrow>
                                      <mo stretchy="false">(</mo>
                                      <mrow>
                                        <mrow>
                                          <mrow>
                                            <mrow>
                                              <mi mathvariant="italic">mc</mi>
                                              <mo stretchy="false">+</mo>
                                              <mn>2</mn>
                                            </mrow>
                                            <mo stretchy="false">∨</mo>
                                            <mi mathvariant="italic">mc</mi>
                                          </mrow>
                                          <mo stretchy="false">−</mo>
                                          <mn>0.5</mn>
                                        </mrow>
                                      </mrow>
                                      <mo stretchy="false">)</mo>
                                    </mrow>
                                    <mo stretchy="false">∗</mo>
                                    <msup>
                                      <mn>10</mn>
                                      <mrow>
                                        <mo stretchy="false">−</mo>
                                        <mn>34</mn>
                                      </mrow>
                                    </msup>
                                  </mrow>
                                  <mo stretchy="false">∗</mo>
                                  <mn>0.5second</mn>
                                </mrow>
                                <mo stretchy="false">∗</mo>
                                <mi mathvariant="italic">the</mi>
                              </mrow>
                              <mi mathvariant="italic">length</mi>
                            </mrow>
                            <mo stretchy="false">)</mo>
                          </mrow>
                        </mrow>
                        <mo stretchy="false">/</mo>
                        <mrow>
                          <mo stretchy="false">(</mo>
                          <mrow>
                            <mrow>
                              <mrow>
                                <mrow>
                                  <mrow>
                                    <mo stretchy="false">(</mo>
                                    <mrow>
                                      <mrow>
                                        <mrow>
                                          <mrow>
                                            <mi mathvariant="italic">mc</mi>
                                            <mo stretchy="false">+</mo>
                                            <mn>2</mn>
                                          </mrow>
                                          <mo stretchy="false">∨</mo>
                                          <mi mathvariant="italic">mc</mi>
                                        </mrow>
                                        <mo stretchy="false">−</mo>
                                        <mn>0.5</mn>
                                      </mrow>
                                    </mrow>
                                    <mo stretchy="false">)</mo>
                                  </mrow>
                                  <mo stretchy="false">∗</mo>
                                  <msup>
                                    <mn>10</mn>
                                    <mrow>
                                      <mo stretchy="false">−</mo>
                                      <mn>34</mn>
                                    </mrow>
                                  </msup>
                                </mrow>
                                <mo stretchy="false">∗</mo>
                                <mn>0.5second</mn>
                              </mrow>
                              <mo stretchy="false">∗</mo>
                              <mi mathvariant="italic">the</mi>
                            </mrow>
                            <mi mathvariant="italic">length</mi>
                          </mrow>
                          <mo stretchy="false">)</mo>
                        </mrow>
                      </mrow>
                    </mrow>
                    <mo stretchy="false">=</mo>
                    <mrow>
                      <mrow>
                        <mn>1</mn>
                        <mo stretchy="false">∗</mo>
                        <mrow>
                          <mo stretchy="false">(</mo>
                          <mrow>
                            <mrow>
                              <msup>
                                <mn>10</mn>
                                <mn>34</mn>
                              </msup>
                              <mo stretchy="false">/</mo>
                              <mn>0.5second</mn>
                            </mrow>
                          </mrow>
                          <mo stretchy="false">)</mo>
                        </mrow>
                      </mrow>
                      <mo stretchy="false">/</mo>
                      <mrow>
                        <mo stretchy="false">(</mo>
                        <mrow>
                          <mrow>
                            <msup>
                              <mn>10</mn>
                              <mn>34</mn>
                            </msup>
                            <mo stretchy="false">/</mo>
                            <mn>0.5second</mn>
                          </mrow>
                        </mrow>
                        <mo stretchy="false">)</mo>
                      </mrow>
                    </mrow>
                  </mrow>
                  <mo stretchy="false">=</mo>
                  <mrow>
                    <mrow>
                      <mrow>
                        <mrow>
                          <mn>1</mn>
                          <mo stretchy="false">∗</mo>
                          <mrow>
                            <mo stretchy="false">(</mo>
                            <mrow>
                              <mrow>
                                <mrow>
                                  <mrow>
                                    <mrow>
                                      <mrow>
                                        <mrow>
                                          <mrow>
                                            <mrow>
                                              <mrow>
                                                <mrow>
                                                  <mrow>
                                                    <mrow>
                                                      <mrow>
                                                        <mrow>
                                                          <mrow>
                                                            <mrow>
                                                              <mrow>
                                                                <mo stretchy="false">(</mo>
                                                                <mrow>
                                                                  <mrow>
                                                                    <mn>5000000</mn>
                                                                    <mo stretchy="false">/</mo>
                                                                    <mn>3</mn>
                                                                  </mrow>
                                                                </mrow>
                                                                <mo stretchy="false">)</mo>
                                                              </mrow>
                                                              <mo stretchy="false">∗</mo>
                                                              <mi mathvariant="italic">kilo</mi>
                                                            </mrow>
                                                            <mo stretchy="false">∗</mo>
                                                            <mi>W</mi>
                                                          </mrow>
                                                          <mo stretchy="false">∗</mo>
                                                          <mi>Y</mi>
                                                        </mrow>
                                                        <mo stretchy="false">∗</mo>
                                                        <msup>
                                                          <mn>10</mn>
                                                          <mn>34</mn>
                                                        </msup>
                                                      </mrow>
                                                      <mo stretchy="false">/</mo>
                                                      <mn>0.5second</mn>
                                                    </mrow>
                                                    <mo stretchy="false">/</mo>
                                                    <mi>Y</mi>
                                                  </mrow>
                                                  <mo stretchy="false">∗</mo>
                                                  <msup>
                                                    <mn>10</mn>
                                                    <mn>34</mn>
                                                  </msup>
                                                </mrow>
                                                <mo stretchy="false">/</mo>
                                                <mn>0.5second</mn>
                                              </mrow>
                                              <mo stretchy="false">∗</mo>
                                              <mn>10000kilo</mn>
                                            </mrow>
                                            <mo stretchy="false">∗</mo>
                                            <mi>W</mi>
                                          </mrow>
                                          <mo stretchy="false">∗</mo>
                                          <mi>Y</mi>
                                        </mrow>
                                        <mo stretchy="false">∗</mo>
                                        <msup>
                                          <mn>10</mn>
                                          <mn>34</mn>
                                        </msup>
                                      </mrow>
                                      <mo stretchy="false">/</mo>
                                      <mn>0.5second</mn>
                                    </mrow>
                                    <mo stretchy="false">/</mo>
                                    <mi>Y</mi>
                                  </mrow>
                                  <mo stretchy="false">∗</mo>
                                  <msup>
                                    <mn>10</mn>
                                    <mn>34</mn>
                                  </msup>
                                </mrow>
                                <mo stretchy="false">/</mo>
                                <mn>0.5second</mn>
                              </mrow>
                            </mrow>
                            <mo stretchy="false">)</mo>
                          </mrow>
                        </mrow>
                        <mo stretchy="false">/</mo>
                        <msup>
                          <mrow>
                            <mo stretchy="false">(</mo>
                            <mrow>
                              <mrow>
                                <mo stretchy="false">(</mo>
                                <mrow>
                                  <mrow>
                                    <mn>5000000</mn>
                                    <mo stretchy="false">/</mo>
                                    <mn>3</mn>
                                  </mrow>
                                </mrow>
                                <mo stretchy="false">)</mo>
                              </mrow>
                              <mrow>
                                <mrow>
                                  <mrow>
                                    <mrow>
                                      <mrow>
                                        <mrow>
                                          <mrow>
                                            <mrow>
                                              <mrow>
                                                <mrow>
                                                  <mrow>
                                                    <mrow>
                                                      <mrow>
                                                        <mrow>
                                                          <mrow>
                                                            <mi mathvariant="italic">kilo</mi>
                                                            <mo stretchy="false">∗</mo>
                                                            <mi>W</mi>
                                                          </mrow>
                                                          <mo stretchy="false">∗</mo>
                                                          <mi>Y</mi>
                                                        </mrow>
                                                        <mo stretchy="false">∗</mo>
                                                        <msup>
                                                          <mn>10</mn>
                                                          <mn>34</mn>
                                                        </msup>
                                                      </mrow>
                                                      <mo stretchy="false">/</mo>
                                                      <mn>0.5second</mn>
                                                    </mrow>
                                                    <mo stretchy="false">/</mo>
                                                    <mi>Y</mi>
                                                  </mrow>
                                                  <mo stretchy="false">∗</mo>
                                                  <msup>
                                                    <mn>10</mn>
                                                    <mn>34</mn>
                                                  </msup>
                                                </mrow>
                                                <mo stretchy="false">/</mo>
                                                <mn>0.5second</mn>
                                              </mrow>
                                              <mo stretchy="false">∗</mo>
                                              <mn>10000kilo</mn>
                                            </mrow>
                                            <mo stretchy="false">∗</mo>
                                            <mi>W</mi>
                                          </mrow>
                                          <mo stretchy="false">∗</mo>
                                          <mi>Y</mi>
                                        </mrow>
                                        <mo stretchy="false">∗</mo>
                                        <msup>
                                          <mn>10</mn>
                                          <mn>34</mn>
                                        </msup>
                                      </mrow>
                                      <mo stretchy="false">/</mo>
                                      <mn>0.5second</mn>
                                    </mrow>
                                    <mo stretchy="false">/</mo>
                                    <mi>Y</mi>
                                  </mrow>
                                  <mo stretchy="false">∗</mo>
                                  <msup>
                                    <mn>10</mn>
                                    <mn>34</mn>
                                  </msup>
                                </mrow>
                                <mo stretchy="false">/</mo>
                                <mn>0.5second</mn>
                              </mrow>
                            </mrow>
                            <mo stretchy="false">)</mo>
                          </mrow>
                          <mn>1</mn>
                        </msup>
                      </mrow>
                      <mo stretchy="false">∗</mo>
                      <msup>
                        <mrow>
                          <mo stretchy="false">(</mo>
                          <mrow>
                            <mrow>
                              <mrow>
                                <mrow>
                                  <mn>4096</mn>
                                  <mo stretchy="false">∗</mo>
                                  <mn>7.32422</mn>
                                </mrow>
                                <mo stretchy="false">∗</mo>
                                <msup>
                                  <mn>10</mn>
                                  <mn>34</mn>
                                </msup>
                              </mrow>
                              <mo stretchy="false">/</mo>
                              <mn>0.5second</mn>
                            </mrow>
                          </mrow>
                          <mo stretchy="false">)</mo>
                        </mrow>
                        <mrow>
                          <mo stretchy="false">−</mo>
                          <mn>1</mn>
                        </mrow>
                      </msup>
                    </mrow>
                    <mo stretchy="false">/</mo>
                    <msup>
                      <mrow>
                        <mo stretchy="false">(</mo>
                        <mrow>
                          <mrow>
                            <mrow>
                              <mrow>
                                <mn>4096</mn>
                                <mo stretchy="false">∗</mo>
                                <mn>7.32422</mn>
                              </mrow>
                              <mo stretchy="false">∗</mo>
                              <msup>
                                <mn>10</mn>
                                <mn>34</mn>
                              </msup>
                            </mrow>
                            <mo stretchy="false">/</mo>
                            <mn>0.5second</mn>
                          </mrow>
                        </mrow>
                        <mo stretchy="false">)</mo>
                      </mrow>
                      <mrow>
                        <mo stretchy="false">−</mo>
                        <mn>1</mn>
                      </mrow>
                    </msup>
                  </mrow>
                </mrow>
                <mo stretchy="false">=</mo>
                <mrow>
                  <mrow>
                    <mo stretchy="false">(</mo>
                    <mrow>
                      <mrow>
                        <mrow>
                          <mn>1</mn>
                          <mo stretchy="false">∨</mo>
                          <mrow>
                            <mn>1.5</mn>
                            <mo stretchy="false">∗</mo>
                            <msup>
                              <mn>10</mn>
                              <mn>8</mn>
                            </msup>
                          </mrow>
                        </mrow>
                        <mo stretchy="false">+</mo>
                        <mn>2</mn>
                      </mrow>
                    </mrow>
                    <mo stretchy="false">)</mo>
                  </mrow>
                  <mo stretchy="false">∨</mo>
                  <mrow>
                    <mo stretchy="false">(</mo>
                    <mrow>
                      <mrow>
                        <mn>0</mn>
                        <mo stretchy="false">∨</mo>
                        <msup>
                          <mrow>
                            <mo stretchy="false">(</mo>
                            <mrow>
                              <mrow>
                                <mrow>
                                  <mn>1.5</mn>
                                  <mo stretchy="false">∗</mo>
                                  <msup>
                                    <mn>10</mn>
                                    <mn>8</mn>
                                  </msup>
                                </mrow>
                                <mo stretchy="false">+</mo>
                                <mn>2</mn>
                              </mrow>
                            </mrow>
                            <mo stretchy="false">)</mo>
                          </mrow>
                          <mrow>
                            <mo stretchy="false">−</mo>
                            <mn>1</mn>
                          </mrow>
                        </msup>
                      </mrow>
                    </mrow>
                    <mo stretchy="false">)</mo>
                  </mrow>
                </mrow>
              </mrow>
              <mo stretchy="false">=</mo>
              <mrow>
                <mi>X</mi>
                <mo stretchy="false">+</mo>
                <mrow>
                  <mrow>
                    <mn>2</mn>
                    <mo stretchy="false">∗</mo>
                    <msup>
                      <mi>X</mi>
                      <mrow>
                        <mo stretchy="false">(</mo>
                        <mrow>
                          <mrow>
                            <mi>n</mi>
                            <mo stretchy="false">+</mo>
                            <mn>1</mn>
                          </mrow>
                        </mrow>
                        <mo stretchy="false">)</mo>
                      </mrow>
                    </msup>
                  </mrow>
                  <mo stretchy="false">∗</mo>
                  <msup>
                    <mrow>
                      <mo stretchy="false">(</mo>
                      <mrow>
                        <mrow>
                          <mi>n</mi>
                          <mo stretchy="false">+</mo>
                          <mn>1</mn>
                        </mrow>
                      </mrow>
                      <mo stretchy="false">)</mo>
                    </mrow>
                    <mrow>
                      <mo stretchy="false">−</mo>
                      <mn>1</mn>
                    </mrow>
                  </msup>
                </mrow>
              </mrow>
            </mrow>
            <mo stretchy="false">=</mo>
            <mrow>
              <mi>X</mi>
              <mo stretchy="false">+</mo>
              <mrow>
                <mn>2</mn>
                <mo stretchy="false">∗</mo>
                <msup>
                  <mi>X</mi>
                  <mn>2</mn>
                </msup>
              </mrow>
            </mrow>
          </mrow>
          <mo stretchy="false">=</mo>
          <mrow>
            <mi>X</mi>
            <mo stretchy="false">−</mo>
            <mrow>
              <mrow>
                <mrow>
                  <mo stretchy="false">(</mo>
                  <mrow>
                    <mrow>
                      <mi>n</mi>
                      <mo stretchy="false">−</mo>
                      <mn>1</mn>
                    </mrow>
                  </mrow>
                  <mo stretchy="false">)</mo>
                </mrow>
                <mo stretchy="false">∗</mo>
                <msup>
                  <mi>X</mi>
                  <mi>n</mi>
                </msup>
              </mrow>
              <mo stretchy="false">∗</mo>
              <msup>
                <mn>2</mn>
                <mrow>
                  <mo stretchy="false">−</mo>
                  <mn>1</mn>
                </mrow>
              </msup>
            </mrow>
          </mrow>
        </mrow>
        <mo stretchy="false">=</mo>
        <mi mathvariant="italic">タイムトラベルの式としてはここに完全アンインストールのデイラックの超関数を充てる</mi>
      </mrow>
      <mi>＝</mi>
      <mi mathvariant="italic">タイムトラベルする際に対象者を先ず完全アンインストールさせて目的の時間にタイムトラベルし終わったらホストの超関数</mi>
      <mi>（</mi>
      <mi mathvariant="italic">上記の</mi>
      <mi>）</mi>
      <mi mathvariant="italic">で完全インストールさせる</mi>
      <mi>＝</mi>
      <mi mathvariant="italic">この時対象者の体重が０</mi>
      <mi>．</mi>
      <mi mathvariant="italic">５ｋｇだけ減る可能性が高いがこの対象者を</mi>
      <mi>”</mi>
      <mi mathvariant="italic">デバッグ</mi>
      <mi>”</mi>
      <mi mathvariant="italic">して体重や状態を戻せる</mi>
      <mi>＝</mi>
      <mi mathvariant="italic">これがタイムトラベルの基本</mi>
      <mi>＝</mi>
      <mi mathvariant="italic">自作OSのFreederは上記を考慮してタイムマシーンのソフトウェアを創る</mi>
      <mi>＝</mi>
      <mi mathvariant="italic">特にこのタイムマシーンを始めに日本と米国の絶対に必要な善良な組織</mi>
      <mi>：</mi>
      <mi mathvariant="italic">警察にこれを創ったら寄贈する</mi>
      <mi>＝</mi>
      <mi mathvariant="italic">その後は</mi>
      <mi>（</mi>
      <mi mathvariant="italic">今以降は</mi>
      <mi>）</mi>
      <mi mathvariant="italic">Freederサービスとしてタイムマシーンを善良な目的のみ使い汎用化する</mi>
    </mrow>
    <annotation encoding="StarMath 5.0">"e^i*pi"=1*((e)/(e))^1*(i*pi)/(i*pi)=1*((mc+2 OR mc-0.5)*10^-34*0.5second*the length)/((mc+2 OR mc-0.5)*10^-34*0.5second*the length)=1*(10^34/0.5second)/(10^34/0.5second)=1*((5000000/3)*kilo*W*Y*10^34/0.5second/Y*10^34/0.5second*10000kilo*W*Y*10^34/0.5second/Y*10^34/0.5second)/((5000000/3)kilo*W*Y*10^34/0.5second/Y*10^34/0.5second*10000kilo*W*Y*10^34/0.5second/Y*10^34/0.5second)^1*(4096*7.32422*10^34/0.5second)^-1/(4096*7.32422*10^34/0.5second)^-1=(1 OR 1.5*10^8+2) OR (0 OR (1.5*10^8+2)^-1)=X+2*X^(n+1)*(n+1)^-1=X+2*X^2=X-(n-1)*X^n*2^-1=タイムトラベルの式としてはここに完全アンインストールのデイラックの超関数を充てる＝タイムトラベルする際に対象者を先ず完全アンインストールさせて目的の時間にタイムトラベルし終わったらホストの超関数（上記の）で完全インストールさせる＝この時対象者の体重が０．５ｋｇだけ減る可能性が高いがこの対象者を”デバッグ”して体重や状態を戻せる＝これがタイムトラベルの基本＝自作OSのFreederは上記を考慮してタイムマシーンのソフトウェアを創る＝特にこのタイムマシーンを始めに日本と米国の絶対に必要な善良な組織：警察にこれを創ったら寄贈する＝その後は（今以降は）Freederサービスとしてタイムマシーンを善良な目的のみ使い汎用化する</annotation>
  </semantics>
</math>
</file>